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82d4e" officeooo:paragraph-rsid="00082d4e"/>
    </style:style>
    <style:style style:name="P2" style:family="paragraph" style:parent-style-name="Standard">
      <style:paragraph-properties fo:line-height="200%" fo:text-align="center" style:justify-single-word="false"/>
      <style:text-properties officeooo:rsid="00082d4e" officeooo:paragraph-rsid="00082d4e"/>
    </style:style>
    <style:style style:name="P3" style:family="paragraph" style:parent-style-name="Standard">
      <style:paragraph-properties fo:line-height="200%" fo:text-align="start" style:justify-single-word="false"/>
      <style:text-properties officeooo:rsid="00082d4e" officeooo:paragraph-rsid="00082d4e"/>
    </style:style>
    <style:style style:name="P4" style:family="paragraph" style:parent-style-name="Standard">
      <style:paragraph-properties fo:line-height="200%" fo:text-align="start" style:justify-single-word="false"/>
      <style:text-properties officeooo:rsid="00096008" officeooo:paragraph-rsid="00096008"/>
    </style:style>
    <style:style style:name="P5" style:family="paragraph" style:parent-style-name="Standard">
      <style:paragraph-properties fo:line-height="200%" fo:text-align="center" style:justify-single-word="false"/>
      <style:text-properties officeooo:rsid="00096008" officeooo:paragraph-rsid="00096008"/>
    </style:style>
    <style:style style:name="T1" style:family="text">
      <style:text-properties officeooo:rsid="00096008"/>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D. Bodden Pineda</text:p>
      <text:p text:style-name="P1">SWE432-001</text:p>
      <text:p text:style-name="P1">Prof. Thomas LaToza</text:p>
      <text:p text:style-name="P1">11/10/2017</text:p>
      <text:p text:style-name="P4"><text:span text:style-name="T2"/></text:p>
      <text:p text:style-name="P5"><text:span text:style-name="T2">HEROKU APP LINK: </text:span><text:a xlink:type="simple" xlink:href="https://intense-cliffs-45829.herokuapp.com/" text:style-name="Internet_20_link" text:visited-style-name="Visited_20_Internet_20_Link"><text:span text:style-name="T2">https://intense-cliffs-45829.herokuapp.com/</text:span></text:a></text:p>
      <text:p text:style-name="P2"/>
      <text:p text:style-name="P2">Statement to Contributions</text:p>
      <text:p text:style-name="P3"><text:tab/>For Homework 8, I was in charge of implementing the React Components that would show all of the current user’s appointments. I was also in charge of taking these React Components and putting them in the single App.js file, as well as of implementing the logic to switch between pages. The logic to grab the input from the Add Appointment Form, as well as parsing the parties strings, grabbing the values directly from the fields using React refs, and creating the POST fetch requests, was my doing. Managing the state of the main app, and of the React Components was also my doing. We worked together with Ben Geyer <text:span text:style-name="T1">on implementing the logic for building the output t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09:34:58.581957387</meta:creation-date>
    <dc:date>2017-11-10T09:52:53.892053290</dc:date>
    <meta:editing-duration>PT4M1S</meta:editing-duration>
    <meta:editing-cycles>1</meta:editing-cycles>
    <meta:document-statistic meta:table-count="0" meta:image-count="0" meta:object-count="0" meta:page-count="1" meta:paragraph-count="7" meta:word-count="134" meta:character-count="821" meta:non-whitespace-character-count="693"/>
    <meta:generator>LibreOffice/5.1.6.2$Linux_X86_64 LibreOffice_project/10m0$Build-2</meta:generator>
  </office:meta>
</office:document-meta>
</file>